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Tahoma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style:font-name="Tahoma"/>
    </style:style>
    <style:style style:name="P4" style:family="paragraph" style:parent-style-name="Standard" style:list-style-name="L2">
      <style:text-properties style:font-name="Tahoma"/>
    </style:style>
    <style:style style:name="T1" style:family="text">
      <style:text-properties style:font-name="Tahoma"/>
    </style:style>
    <style:style style:name="T2" style:family="text">
      <style:text-properties style:font-name="Tahoma" fo:font-weight="bold" style:font-weight-asian="bold" style:font-weight-complex="bold"/>
    </style:style>
    <style:style style:name="T3" style:family="text">
      <style:text-properties style:font-name="Tahoma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/text:p>
      <text:p text:style-name="Standard"><text:tab/><text:tab/><text:tab/><text:tab/><text:tab/><text:span text:style-name="T4">ΛΕΙΤΟΥΡΓΙΚΑ ΣΥΣΤΗΜΑΤΑ</text:span></text:p>
      <text:p text:style-name="Standard"><text:tab/><text:tab/><text:tab/><text:tab/></text:p>
      <text:p text:style-name="Standard"><text:tab/><text:tab/><text:tab/><text:tab/><text:tab/>ΟΝ/ΝΥΜΟ: ΛΑΛΟΣ ΣΠΥΡΟΣ</text:p>
      <text:p text:style-name="Standard"><text:tab/><text:tab/><text:tab/><text:tab/><text:tab/>ΑM: <text:s text:c="13"/>1115200700110</text:p>
      <text:p text:style-name="Standard"/>
      <text:p text:style-name="Standard"/>
      <text:p text:style-name="Standard"><text:tab/><text:span text:style-name="T2">README</text:span><text:span text:style-name="T1">:</text:span></text:p>
      <text:p text:style-name="P1"/>
      <text:p text:style-name="P1"><text:tab/>Το προγραμμά μου αποτελείται από 2 header files και 2 source files που είναι τα παρακάτω :</text:p>
      <text:list xml:id="list1295048634" text:style-name="L1">
        <text:list-item>
          <text:p text:style-name="P2"><text:span text:style-name="T2">element.h </text:span><text:span text:style-name="T1">: <text:s/>Στο element.h έχω ορίσει μια δομή Element που αναπαριστά κάθε κόμβο της λίστας που μου ζητείται να υλοποιήσω στη <text:s/>εκφώνηση της άσκησης</text:span></text:p>
        </text:list-item>
        <text:list-item>
          <text:p text:style-name="P2"><text:span text:style-name="T2">list.h</text:span><text:span text:style-name="T1"> : <text:s/>Στο list.h έχω ορίσει τη δομή List που αναπαριστά την λίστα μου,στη δομή πέρα από τon πίνακα απο struct Element ορισα και 3 μεταβλητες.Οι Insert_count και delete_count μου κραταν το πλήθος των εισαγωγων και των διαγραφων που απομένουν (αρχικοποίηση στο main.c).</text:span></text:p>
          <text:p text:style-name="P3">Eπίσης έχουν οριστεί τα πρότυπα των συναρτησεων που χρησιμοποιούν τη λίστα-πίνακα.</text:p>
        </text:list-item>
        <text:list-item>
          <text:p text:style-name="P2"><text:span text:style-name="T2">list.c</text:span><text:span text:style-name="T1"> : <text:s/>Έχουμε την υλοποίηση των συναρτησεων του list.h .Exω ορι</text:span></text:p>
        </text:list-item>
        <text:list-item>
          <text:p text:style-name="P2"><text:span text:style-name="T2">main.c : </text:span><text:span text:style-name="T3">Στο main.c έχουμε το κυρίως προγραμμα μας oπου οριζονται τα shared memory segments,οι σημαφοροι,γεννιούνται τα processes και γενικα επιτελείται το συνολο των λειτουργιών.</text:span></text:p>
        </text:list-item>
      </text:list>
      <text:p text:style-name="P1"/>
      <text:p text:style-name="P1"/>
      <text:p text:style-name="Standard"><text:span text:style-name="T1"><text:tab/></text:span><text:span text:style-name="T2">Eκτέλεση</text:span><text:span text:style-name="T1">: Τρέχουμε το προγραμμα παιρνώντας από τη γραμμή εντολών 6 ακεραίους-ορίσματα πχ.</text:span></text:p>
      <text:p text:style-name="P1"><text:tab/>./&lt;ονομα εκτελέσιμου&gt; &lt;ορ.1&gt; &lt;ορ.2&gt; &lt;ορ.3&gt; &lt;ορ.4&gt; &lt;ορ.5&gt; &lt;ορ.6&gt;</text:p>
      <text:p text:style-name="P1"/>
      <text:p text:style-name="P1">όπου:</text:p>
      <text:p text:style-name="P1"><text:tab/>&lt;ορ.1&gt; : αριθμός search processes</text:p>
      <text:p text:style-name="P1"><text:tab/>&lt;ορ.2&gt; : αριθμός insert processes</text:p>
      <text:p text:style-name="P1"><text:tab/>&lt;ορ.3&gt; : αριθμός delete processes</text:p>
      <text:p text:style-name="P1"><text:tab/>&lt;ορ.4&gt; : βήματα εκτέλεσης κάθε search</text:p>
      <text:p text:style-name="P1"><text:tab/>&lt;ορ.5&gt; : βήματα εκτέλεσης κάθε insert</text:p>
      <text:p text:style-name="P1"><text:tab/>&lt;ορ.6&gt; : βήματα εκτέλεσης κάθε delete</text:p>
      <text:p text:style-name="P1"/>
      <text:p text:style-name="P1"><text:tab/><text:span text:style-name="T4">Κυριώς πρόγραμμα:</text:span></text:p>
      <text:p text:style-name="P1"><text:tab/><text:tab/>To προγραμμά μας ακουλουθεί αυτά που ζητάει η εκφώνηση.Ο χρηστης μέσω τις γραμμής εντολών δίνει τα παραπανω ορισματα.Χρησιμοποιήσαμε 5 semaphores <text:s/>(array σημαφορων πέντε θεσεων) ,για να είναι πιο ευχρηστο κάναμε define τους αριθμούς με:</text:p>
      <text:list xml:id="list1233257705" text:style-name="L2">
        <text:list-item>
          <text:p text:style-name="P4">INSERTDELETEMUT: <text:s/>είναι ο mutex για αμοιβαίο αποκλεισμό των insert – delete processes.</text:p>
        </text:list-item>
        <text:list-item>
          <text:p text:style-name="P4">READCOUNTMUT: <text:s/>είναι ένας σημαφορος που αφορα την πρόσβαση σε μια shared memory ενος ακεραιου που αναπαριστα των αριθμο των searchers .Η λογικη βασίζεται στο πρόβλημα των readers writes.Έχω <text:soft-page-break/>πολλες search που μπορουν να διαβάζουν ταυτοχρονα και delete που απολείουν τόσο τις search όσο και τις delete..</text:p>
        </text:list-item>
        <text:list-item>
          <text:p text:style-name="P4">SEARCHDELETEMUT: <text:s/>είναι ο mutex για αμοιβαίο αποκλεισμο των insert και delete αλλά και των Insert μεταξύ τους και των delete μεταξύ τους.</text:p>
        </text:list-item>
        <text:list-item>
          <text:p text:style-name="P4">FULLSEM: <text:s/>ειναι count semaphore αρχικοποιείται στο 0 .Μου δείχνει ποσα κελιά της λίστας είναι γεμάτα</text:p>
        </text:list-item>
        <text:list-item>
          <text:p text:style-name="P4">ΕMPTYSEM: σαν τον full ...Αρχικοποιείται στο πλήθος των κελιών της λίστας .Μου δείχνει πόσα κελιά της λίστας είναι ελεύθερα.</text:p>
        </text:list-item>
      </text:list>
      <text:p text:style-name="P1"/>
      <text:p text:style-name="P1"><text:tab/>Διαβάζω γραμμές απο το αρχείο leitou.txt που περιέχει 10 διάσημα quotes. </text:p>
      <text:p text:style-name="P1"><text:tab/>Αναλυτικές επεξηγήσεις υπάρχουν και στα αρχεία σε μορφή σχολίων..</text:p>
      <text:p text:style-name="P1"/>
      <text:p text:style-name="P1"><text:tab/><text:span text:style-name="T4">Περιβάλλον εργασίας:</text:span> Η άσκηση αναπτύχθηκε σε υπολογιστή με έκδοση ubuntu 11.4 σε γλώσσα C ενώ τη δοκίμασα και σε Linux της σχολής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iros </meta:initial-creator>
    <meta:creation-date>2012-01-01T18:43:56</meta:creation-date>
    <dc:date>2012-01-02T16:23:43</dc:date>
    <dc:creator>spiros </dc:creator>
    <meta:editing-duration>PT1H35M33S</meta:editing-duration>
    <meta:editing-cycles>10</meta:editing-cycles>
    <meta:generator>LibreOffice/3.4$Linux LibreOffice_project/340m1$Build-402</meta:generator>
    <meta:document-statistic meta:table-count="0" meta:image-count="0" meta:object-count="0" meta:page-count="2" meta:paragraph-count="31" meta:word-count="395" meta:character-count="2598" meta:non-whitespace-character-count="2182"/>
  </office:meta>
</office:document-meta>
</file>